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5683333333333cm"/>
    </style:style>
    <style:style style:name="co4" style:family="table-column">
      <style:table-column-properties fo:break-before="auto" style:column-width="5.73616666666667cm"/>
    </style:style>
    <style:style style:name="co5" style:family="table-column">
      <style:table-column-properties fo:break-before="auto" style:column-width="3.53483333333333cm"/>
    </style:style>
    <style:style style:name="co6" style:family="table-column">
      <style:table-column-properties fo:break-before="auto" style:column-width="1.03716666666667cm"/>
    </style:style>
    <style:style style:name="co7" style:family="table-column">
      <style:table-column-properties fo:break-before="auto" style:column-width="9.69433333333333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05pt" style:use-optimal-row-height="false" fo:break-before="auto"/>
    </style:style>
    <style:style style:name="ro5" style:family="table-row">
      <style:table-row-properties style:row-height="22.2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_From_Proj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rom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1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5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5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float" office:value="71" table:style-name="ce9">
            <text:p>7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float" office:value="9" table:style-name="ce9">
            <text:p>9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table:style-name="ce9"/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float" office:value="21" table:style-name="ce9">
            <text:p>21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float" office:value="97" table:style-name="ce9">
            <text:p>97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257" table:style-name="ce9">
            <text:p>257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float" office:value="256" table:style-name="ce9">
            <text:p>256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426" table:style-name="ce9">
            <text:p>426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table:style-name="ce9"/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style-name="ce9"/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float" office:value="60" table:style-name="ce9">
            <text:p>60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float" office:value="534" table:style-name="ce9">
            <text:p>534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401" table:style-name="ce9">
            <text:p>401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float" office:value="405" table:style-name="ce9">
            <text:p>40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float" office:value="90" table:style-name="ce9">
            <text:p>9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float" office:value="154" table:style-name="ce9">
            <text:p>154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float" office:value="149" table:style-name="ce9">
            <text:p>149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float" office:value="158" table:style-name="ce9">
            <text:p>158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float" office:value="127" table:style-name="ce9">
            <text:p>127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float" office:value="121" table:style-name="ce9">
            <text:p>121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float" office:value="111" table:style-name="ce9">
            <text:p>111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float" office:value="111" table:style-name="ce9">
            <text:p>111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float" office:value="350" table:style-name="ce9">
            <text:p>350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float" office:value="70" table:style-name="ce9">
            <text:p>70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float" office:value="98" table:style-name="ce9">
            <text:p>98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float" office:value="350" table:style-name="ce9">
            <text:p>350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float" office:value="374" table:style-name="ce9">
            <text:p>374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30" table:formula="of:=SUM([.F9:.F55])" table:style-name="ce8">
            <text:p>30</text:p>
          </table:table-cell>
          <table:table-cell table:style-name="ce9"/>
          <table:table-cell table:number-columns-repeated="16377"/>
        </table:table-row>
        <table:table-row table:number-rows-repeated="1048520" table:style-name="ro5">
          <table:table-cell table:number-columns-repeated="16384"/>
        </table:table-row>
      </table:table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1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5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5">
          <table:table-cell/>
          <table:table-cell office:value-type="float" office:value="6" table:style-name="ce8">
            <text:p>6</text:p>
          </table:table-cell>
          <table:table-cell table:style-name="ce8"/>
          <table:table-cell office:value-type="string" table:style-name="ce9">
            <text:p>Function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Function Prototypes</text:p>
          </table:table-cell>
          <table:table-cell office:value-type="float" office:value="25" table:style-name="ce9">
            <text:p>25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ways use prototypes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Pass by Value</text:p>
          </table:table-cell>
          <table:table-cell office:value-type="float" office:value="591" table:style-name="ce9">
            <text:p>59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return</text:p>
          </table:table-cell>
          <table:table-cell office:value-type="float" office:value="596" table:style-name="ce9">
            <text:p>596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 value from a function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returning boolean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Global Variables</text:p>
          </table:table-cell>
          <table:table-cell table:style-name="ce9"/>
          <table:table-cell office:value-type="string" table:style-name="ce8">
            <text:p>XXX</text:p>
          </table:table-cell>
          <table:table-cell office:value-type="string" table:style-name="ce9">
            <text:p>Do not use global variables -100 pts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tatic variables</text:p>
          </table:table-cell>
          <table:table-cell office:value-type="float" office:value="21" table:style-name="ce9">
            <text:p>2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defaulted arguments</text:p>
          </table:table-cell>
          <table:table-cell office:value-type="float" office:value="601" table:style-name="ce9">
            <text:p>60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pass by reference</text:p>
          </table:table-cell>
          <table:table-cell office:value-type="float" office:value="496" table:style-name="ce9">
            <text:p>49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overloading</text:p>
          </table:table-cell>
          <table:table-cell table:style-name="ce9"/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exit() function</text:p>
          </table:table-cell>
          <table:table-cell office:value-type="float" office:value="118" table:style-name="ce9">
            <text:p>11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7" table:style-name="ce8">
            <text:p>7</text:p>
          </table:table-cell>
          <table:table-cell table:style-name="ce8"/>
          <table:table-cell office:value-type="string" table:style-name="ce9">
            <text:p>Array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string" table:style-name="ce11">
            <text:p>1 to 6</text:p>
          </table:table-cell>
          <table:table-cell office:value-type="string" table:style-name="ce9">
            <text:p>Single Dimensioned Arrays</text:p>
          </table:table-cell>
          <table:table-cell office:value-type="float" office:value="554" table:style-name="ce9">
            <text:p>554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Parallel Arrays</text:p>
          </table:table-cell>
          <table:table-cell office:value-type="float" office:value="554" table:style-name="ce9">
            <text:p>554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ingle Dimensioned as Function Arguments</text:p>
          </table:table-cell>
          <table:table-cell office:value-type="float" office:value="563" table:style-name="ce9">
            <text:p>563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2 Dimensioned Arrays</text:p>
          </table:table-cell>
          <table:table-cell office:value-type="float" office:value="488" table:style-name="ce9">
            <text:p>488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STL Vectors</text:p>
          </table:table-cell>
          <table:table-cell office:value-type="float" office:value="489" table:style-name="ce9">
            <text:p>489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office:value-type="string" table:style-name="ce9">
            <text:p>Passing Arrays to and from Functions</text:p>
          </table:table-cell>
          <table:table-cell office:value-type="float" office:value="496" table:style-name="ce9">
            <text:p>496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office:value-type="string" table:style-name="ce9">
            <text:p>Passing Vectors to and from Functions</text:p>
          </table:table-cell>
          <table:table-cell office:value-type="float" office:value="496" table:style-name="ce9">
            <text:p>496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8" table:style-name="ce8">
            <text:p>8</text:p>
          </table:table-cell>
          <table:table-cell table:style-name="ce8"/>
          <table:table-cell office:value-type="string" table:style-name="ce9">
            <text:p>Searching and Sorting Array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Bubble Sort</text:p>
          </table:table-cell>
          <table:table-cell office:value-type="float" office:value="563" table:style-name="ce9">
            <text:p>56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Selection Sort</text:p>
          </table:table-cell>
          <table:table-cell office:value-type="float" office:value="520" table:style-name="ce9">
            <text:p>52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Linear or Binary Search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number-rows-repeated="2"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70" table:formula="of:=SUM([.F9:.F34])" table:style-name="ce8">
            <text:p>70</text:p>
          </table:table-cell>
          <table:table-cell office:value-type="string" table:style-name="ce9">
            <text:p>Other 30 points from Proj 1 first sheet tab</text:p>
          </table:table-cell>
          <table:table-cell table:number-columns-repeated="16377"/>
        </table:table-row>
        <table:table-row table:number-rows-repeated="1048520" table:style-name="ro5">
          <table:table-cell table:number-columns-repeated="16384"/>
        </table:table-row>
        <table:table-row table:number-rows-repeated="2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RCC RCCD</meta:initial-creator>
    <dc:creator>babyninjaking</dc:creator>
    <meta:creation-date>2017-01-25T10:21:36Z</meta:creation-date>
    <dc:date>2021-02-15T07:15:17Z</dc:date>
    <meta:editing-cycles>20</meta:editing-cycles>
    <meta:editing-duration>PT4496S</meta:editing-duration>
  </office:meta>
</office:document-meta>
</file>